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ortGui.AbstractRepor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port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rtGui.createTitle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port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rt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portGui.makeTit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portGui.configure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